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1B0000001B168E5A268.jpg" manifest:media-type=""/>
  <manifest:file-entry manifest:full-path="Pictures/10000000000001920000022B7730E04D.jpg" manifest:media-type=""/>
  <manifest:file-entry manifest:full-path="Pictures/100000000000033C000002C589D0DC78.jp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1cm" svg:stroke-color="#ff000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solid" svg:stroke-width="0.1cm" svg:stroke-color="#ffffff" draw:marker-start-width="0.35cm" draw:marker-end-width="0.35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.5cm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color="#ffffff"/>
    </style:style>
    <style:style style:name="P3" style:family="paragraph">
      <style:text-properties fo:font-size="22pt" style:font-size-asian="22pt" style:font-size-complex="22pt"/>
    </style:style>
    <style:style style:name="P4" style:family="paragraph">
      <style:text-properties fo:color="#ffffff" fo:font-size="22pt" style:font-size-asian="22pt" style:font-size-complex="22pt"/>
    </style:style>
    <style:style style:name="T1" style:family="text">
      <style:text-properties fo:color="#ffffff"/>
    </style:style>
    <style:style style:name="T2" style:family="text">
      <style:text-properties fo:color="#ffffff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4.523cm" svg:height="20.999cm" svg:x="1.788cm" svg:y="-0.008cm">
          <draw:image xlink:href="Pictures/100000000000033C000002C589D0DC78.jpg" xlink:type="simple" xlink:show="embed" xlink:actuate="onLoad">
            <text:p/>
          </draw:image>
        </draw:frame>
        <draw:custom-shape draw:style-name="gr2" draw:text-style-name="P1" draw:layer="layout" svg:width="3.635cm" svg:height="14.059cm" draw:transform="skewX (0.0212930168743308) rotate (1.13586027719791) translate (4.376cm 3.20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978cm" svg:height="1.375cm" draw:transform="skewX (0.0212930168743308) rotate (1.13586027719791) translate (6.166cm 12.39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2" draw:layer="layout" svg:width="10.2cm" svg:height="1.673cm" svg:x="12cm" svg:y="1.4cm">
          <draw:text-box>
            <text:p text:style-name="P2"><text:span text:style-name="T1">Мурманское побережье Баренцева моря</text:span></text:p>
          </draw:text-box>
        </draw:frame>
        <draw:frame draw:style-name="gr3" draw:text-style-name="P2" draw:layer="layout" svg:width="10.2cm" svg:height="1.673cm" svg:x="8cm" svg:y="11cm">
          <draw:text-box>
            <text:p text:style-name="P2"><text:span text:style-name="T1">Кандалакшский залив </text:span></text:p>
            <text:p text:style-name="P2"><text:span text:style-name="T1">Белого моря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1" draw:text-style-name="P1" draw:layer="layout" svg:width="14.181cm" svg:height="19.578cm" svg:x="0.419cm" svg:y="0.6cm">
          <draw:image xlink:href="Pictures/10000000000001920000022B7730E04D.jpg" xlink:type="simple" xlink:show="embed" xlink:actuate="onLoad">
            <text:p/>
          </draw:image>
        </draw:frame>
        <draw:frame draw:style-name="gr5" draw:text-style-name="P1" draw:layer="layout" svg:width="15.239cm" svg:height="15.274cm" svg:x="12.761cm" svg:y="0.6cm">
          <draw:image xlink:href="Pictures/10000000000001B0000001B168E5A268.jpg" xlink:type="simple" xlink:show="embed" xlink:actuate="onLoad">
            <text:p/>
          </draw:image>
        </draw:frame>
        <draw:frame draw:style-name="gr6" draw:text-style-name="P4" draw:layer="layout" svg:width="8.304cm" svg:height="1.987cm" svg:x="16.4cm" svg:y="13.2cm">
          <draw:text-box>
            <text:p text:style-name="P3"><text:span text:style-name="T2">Район пос. Лувеньга, </text:span></text:p>
            <text:p text:style-name="P3"><text:span text:style-name="T2">Лувеньгские шхеры</text:span></text:p>
          </draw:text-box>
        </draw:frame>
        <draw:frame draw:style-name="gr6" draw:text-style-name="P4" draw:layer="layout" svg:width="8.063cm" svg:height="1.119cm" svg:x="2.917cm" svg:y="1cm">
          <draw:text-box>
            <text:p text:style-name="P3"><text:span text:style-name="T2">Северный архипелаг</text:span></text:p>
          </draw:text-box>
        </draw:frame>
        <draw:custom-shape draw:style-name="gr2" draw:text-style-name="P1" draw:layer="layout" svg:width="1.081cm" svg:height="0.953cm" draw:transform="skewX (0.0212930168743308) rotate (1.13586027719791) translate (5.944cm 10.98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081cm" svg:height="0.953cm" draw:transform="skewX (0.0212930168743308) rotate (1.13586027719791) translate (4.6cm 10.5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018cm" svg:height="1.084cm" draw:transform="skewX (0.0212930168743308) rotate (1.13586027719791) translate (8.427cm 15.12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2" draw:layer="layout" svg:width="5.057cm" svg:height="0.962cm" svg:x="4cm" svg:y="8.4cm">
          <draw:text-box>
            <text:p><text:span text:style-name="T1">Остров Ряшков</text:span></text:p>
          </draw:text-box>
        </draw:frame>
        <draw:frame draw:style-name="gr6" draw:text-style-name="P2" draw:layer="layout" svg:width="6.408cm" svg:height="0.962cm" svg:x="6.2cm" svg:y="15.6cm">
          <draw:text-box>
            <text:p><text:span text:style-name="T1">Остров Ломнишный</text:span></text:p>
          </draw:text-box>
        </draw:frame>
        <draw:frame draw:style-name="gr6" draw:text-style-name="P2" draw:layer="layout" svg:width="4.054cm" svg:height="0.962cm" svg:x="7.2cm" svg:y="10.8cm">
          <draw:text-box>
            <text:p><text:span text:style-name="T1">Южная губа</text:span></text:p>
          </draw:text-box>
        </draw:frame>
        <draw:frame draw:style-name="gr6" draw:text-style-name="P2" draw:layer="layout" svg:width="3.529cm" svg:height="2.384cm" svg:x="1.4cm" svg:y="9.6cm">
          <draw:text-box>
            <text:p><text:span text:style-name="T1">Западная </text:span></text:p>
            <text:p><text:span text:style-name="T1">Ряшкова </text:span></text:p>
            <text:p><text:span text:style-name="T1">салма</text:span></text:p>
          </draw:text-box>
        </draw:frame>
        <draw:frame draw:style-name="gr6" draw:text-style-name="P2" draw:layer="layout" svg:width="3.884cm" svg:height="0.962cm" svg:x="19.2cm" svg:y="3.2cm">
          <draw:text-box>
            <text:p><text:span text:style-name="T1">р. Лувеньга</text:span></text:p>
          </draw:text-box>
        </draw:frame>
        <draw:frame draw:style-name="gr6" draw:text-style-name="P2" draw:layer="layout" svg:width="3.021cm" svg:height="1.673cm" svg:x="13.2cm" svg:y="6.327cm">
          <draw:text-box>
            <text:p><text:span text:style-name="T1">Остров </text:span></text:p>
            <text:p><text:span text:style-name="T1">Горелый</text:span></text:p>
          </draw:text-box>
        </draw:frame>
        <draw:frame draw:style-name="gr6" draw:text-style-name="P2" draw:layer="layout" svg:width="7.33cm" svg:height="0.962cm" svg:x="19.743cm" svg:y="5.838cm">
          <draw:text-box>
            <text:p><text:span text:style-name="T1">Материковая литораль</text:span></text:p>
          </draw:text-box>
        </draw:frame>
        <draw:frame draw:style-name="gr7" draw:text-style-name="P2" draw:layer="layout" svg:width="3.884cm" svg:height="1.673cm" svg:x="13.916cm" svg:y="2.8cm">
          <draw:text-box>
            <text:p><text:span text:style-name="T1">Эстуарий Лувеньги</text:span></text:p>
          </draw:text-box>
        </draw:frame>
        <draw:custom-shape draw:style-name="gr2" draw:text-style-name="P1" draw:layer="layout" svg:width="1.081cm" svg:height="0.953cm" draw:transform="skewX (0.0212930168743308) rotate (1.13586027719791) translate (17cm 4.5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081cm" svg:height="0.953cm" draw:transform="skewX (0.0212930168743308) rotate (1.13586027719791) translate (15.605cm 6.3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081cm" svg:height="0.953cm" draw:transform="skewX (0.0212930168743308) rotate (1.13586027719791) translate (18.489cm 6.1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ophia Nazarova</meta:initial-creator>
    <meta:creation-date>2014-02-12T22:51:37</meta:creation-date>
    <dc:date>2014-02-12T23:02:30</dc:date>
    <dc:creator>Sophia Nazarova</dc:creator>
    <meta:editing-duration>P0D</meta:editing-duration>
    <meta:editing-cycles>1</meta:editing-cycles>
    <meta:document-statistic meta:object-count="48"/>
    <meta:generator>LibreOffice/3.6$Linux_X86_64 LibreOffice_project/360m1$Build-2</meta:generator>
  </office:meta>
</office:document-meta>
</file>